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rw-din" svg:font-family="urw-din, sans-serif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1">
      <style:paragraph-properties fo:line-height="150%"/>
      <style:text-properties style:font-name="Ubuntu" fo:font-size="14pt" officeooo:rsid="003533e5" officeooo:paragraph-rsid="003533e5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e2de" officeooo:paragraph-rsid="00214d5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18741" officeooo:paragraph-rsid="0021874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6b026" officeooo:paragraph-rsid="0026b026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963a1" officeooo:paragraph-rsid="002963a1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c3561" officeooo:paragraph-rsid="002c356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e80c5" officeooo:paragraph-rsid="002e80c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30305b" officeooo:paragraph-rsid="003217a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3a673" officeooo:paragraph-rsid="0033a67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14d55" officeooo:paragraph-rsid="00214d55" fo:background-color="#dddd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a64c7" officeooo:paragraph-rsid="002a64c7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e80c5" officeooo:paragraph-rsid="002e80c5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0305b" officeooo:paragraph-rsid="0030305b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217ad" officeooo:paragraph-rsid="003217ad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3a673" officeooo:paragraph-rsid="0033a673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fo:font-variant="normal" fo:text-transform="none" fo:color="#273239" loext:opacity="100%" style:font-name="Ubuntu" fo:font-size="12.75pt" fo:letter-spacing="normal" fo:font-style="normal" fo:font-weight="normal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Ubuntu" officeooo:rsid="00365346" officeooo:paragraph-rsid="00365346" fo:background-color="#dddddd"/>
    </style:style>
    <style:style style:name="P20" style:family="paragraph" style:parent-style-name="Text_20_body">
      <style:paragraph-properties fo:line-height="150%"/>
      <style:text-properties style:font-name="Ubuntu" officeooo:rsid="00365346" officeooo:paragraph-rsid="00365346"/>
    </style:style>
    <style:style style:name="P21" style:family="paragraph" style:parent-style-name="Text_20_body">
      <style:paragraph-properties fo:line-height="150%"/>
      <style:text-properties style:font-name="Ubuntu" officeooo:rsid="0036c7e9" officeooo:paragraph-rsid="0036c7e9"/>
    </style:style>
    <style:style style:name="P22" style:family="paragraph" style:parent-style-name="Text_20_body">
      <style:paragraph-properties fo:line-height="150%"/>
      <style:text-properties style:font-name="Ubuntu" officeooo:rsid="0038867d" officeooo:paragraph-rsid="0038867d"/>
    </style:style>
    <style:style style:name="P23" style:family="paragraph" style:parent-style-name="Text_20_body">
      <style:paragraph-properties fo:line-height="150%"/>
      <style:text-properties style:font-name="Ubuntu" officeooo:rsid="003b4db0" officeooo:paragraph-rsid="003b4db0"/>
    </style:style>
    <style:style style:name="P24" style:family="paragraph" style:parent-style-name="Text_20_body">
      <style:paragraph-properties fo:line-height="150%"/>
      <style:text-properties style:font-name="Ubuntu" officeooo:rsid="003b99c9" officeooo:paragraph-rsid="003b99c9"/>
    </style:style>
    <style:style style:name="P25" style:family="paragraph" style:parent-style-name="Text_20_body">
      <style:paragraph-properties fo:line-height="150%"/>
      <style:text-properties style:font-name="Ubuntu" officeooo:rsid="003cf098" officeooo:paragraph-rsid="003cf098"/>
    </style:style>
    <style:style style:name="P26" style:family="paragraph" style:parent-style-name="Text_20_body">
      <style:paragraph-properties fo:line-height="150%"/>
      <style:text-properties style:font-name="Ubuntu" officeooo:rsid="003eeae4" officeooo:paragraph-rsid="003eeae4"/>
    </style:style>
    <style:style style:name="P27" style:family="paragraph" style:parent-style-name="Text_20_body">
      <style:paragraph-properties fo:line-height="150%"/>
      <style:text-properties style:font-name="Ubuntu" officeooo:rsid="0041617f" officeooo:paragraph-rsid="0041617f"/>
    </style:style>
    <style:style style:name="P28" style:family="paragraph" style:parent-style-name="Text_20_body">
      <style:paragraph-properties fo:line-height="150%"/>
      <style:text-properties style:font-name="Ubuntu" officeooo:rsid="0041ead8" officeooo:paragraph-rsid="0041ead8"/>
    </style:style>
    <style:style style:name="P29" style:family="paragraph" style:parent-style-name="Text_20_body">
      <style:paragraph-properties fo:line-height="150%"/>
      <style:text-properties style:font-name="Ubuntu" officeooo:rsid="0041eeaa" officeooo:paragraph-rsid="0041eeaa"/>
    </style:style>
    <style:style style:name="P30" style:family="paragraph" style:parent-style-name="Text_20_body">
      <style:paragraph-properties fo:line-height="150%"/>
      <style:text-properties style:font-name="Ubuntu" officeooo:rsid="004452d9" officeooo:paragraph-rsid="004452d9"/>
    </style:style>
    <style:style style:name="P31" style:family="paragraph" style:parent-style-name="Text_20_body">
      <style:paragraph-properties fo:line-height="150%"/>
      <style:text-properties style:font-name="Ubuntu" officeooo:rsid="0045d1e1" officeooo:paragraph-rsid="00365346"/>
    </style:style>
    <style:style style:name="P32" style:family="paragraph" style:parent-style-name="Text_20_body">
      <style:paragraph-properties fo:line-height="150%"/>
      <style:text-properties style:font-name="Ubuntu" officeooo:rsid="0047ff67" officeooo:paragraph-rsid="0047ff67"/>
    </style:style>
    <style:style style:name="P33" style:family="paragraph" style:parent-style-name="Text_20_body">
      <style:paragraph-properties fo:line-height="150%"/>
      <style:text-properties style:font-name="Ubuntu" officeooo:rsid="004b6214" officeooo:paragraph-rsid="004b6214"/>
    </style:style>
    <style:style style:name="P34" style:family="paragraph" style:parent-style-name="Text_20_body">
      <style:paragraph-properties fo:line-height="150%"/>
      <style:text-properties style:font-name="Ubuntu" officeooo:rsid="004ec3f8" officeooo:paragraph-rsid="00365346"/>
    </style:style>
    <style:style style:name="P35" style:family="paragraph" style:parent-style-name="Text_20_body">
      <style:paragraph-properties fo:line-height="150%"/>
      <style:text-properties style:font-name="Ubuntu" officeooo:rsid="00500560" officeooo:paragraph-rsid="005005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4d55"/>
    </style:style>
    <style:style style:name="T3" style:family="text">
      <style:text-properties officeooo:rsid="002334ab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251a77" fo:background-color="#dddddd" loext:char-shading-value="0"/>
    </style:style>
    <style:style style:name="T6" style:family="text">
      <style:text-properties officeooo:rsid="00287f70" fo:background-color="#dddddd" loext:char-shading-value="0"/>
    </style:style>
    <style:style style:name="T7" style:family="text">
      <style:text-properties officeooo:rsid="00244b1c"/>
    </style:style>
    <style:style style:name="T8" style:family="text">
      <style:text-properties officeooo:rsid="002a64c7"/>
    </style:style>
    <style:style style:name="T9" style:family="text">
      <style:text-properties officeooo:rsid="002dc206"/>
    </style:style>
    <style:style style:name="T10" style:family="text">
      <style:text-properties officeooo:rsid="002fe027"/>
    </style:style>
    <style:style style:name="T11" style:family="text">
      <style:text-properties officeooo:rsid="00304696"/>
    </style:style>
    <style:style style:name="T12" style:family="text">
      <style:text-properties officeooo:rsid="003217a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65346" style:font-weight-asian="normal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6c7e9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8867d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3b4302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3db960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3f8b79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41eeaa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42ba66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500560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50b94a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36c7e9" fo:background-color="#dddddd" loext:char-shading-value="0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38867d" fo:background-color="#dddddd" loext:char-shading-value="0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3b4302" fo:background-color="#dddddd" loext:char-shading-value="0" style:font-size-asian="14pt" style:font-weight-asian="normal" style:font-size-complex="14pt" style:font-weight-complex="normal"/>
    </style:style>
    <style:style style:name="T28" style:family="text">
      <style:text-properties fo:font-size="14pt" fo:font-weight="normal" fo:background-color="#dddddd" loext:char-shading-value="0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3e0543" fo:background-color="#dddddd" loext:char-shading-value="0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3db960" fo:background-color="#dddddd" loext:char-shading-value="0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3f8b79" fo:background-color="#dddddd" loext:char-shading-value="0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41eeaa" fo:background-color="#dddddd" loext:char-shading-value="0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42ba66" fo:background-color="#dddddd" loext:char-shading-value="0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4531e2" fo:background-color="#dddddd" loext:char-shading-value="0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49e11c" fo:background-color="#dddddd" loext:char-shading-value="0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50b94a" fo:background-color="#dddddd" loext:char-shading-value="0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50b94a" fo:background-color="#dddddd" loext:char-shading-value="0" style:font-size-asian="14pt" style:font-weight-asian="normal" style:font-size-complex="14pt" style:font-weight-complex="normal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todos Objeto</text:h>
      <text:p text:style-name="P3"><text:span text:style-name="T1">assign -</text:span> Copia as propriedades e valores de um ou mais objetos de origem para um objeto de destino. <text:span text:style-name="T3">V</text:span><text:span text:style-name="T2">ai retornar o objeto de destino que possui propriedades e valores copiados do objeto </text:span><text:span text:style-name="T3">d</text:span><text:span text:style-name="T2">e origem: </text:span></text:p>
      <text:p text:style-name="P12">Object.assign(origem, destino) </text:p>
      <text:p text:style-name="P4"/>
      <text:p text:style-name="P5"><text:span text:style-name="T1">create -</text:span> <text:span text:style-name="T7">Cria um novo objeto usando um objeto existente como prototipo, ou seja, cria um novo objeto a partir de outro: </text:span><text:span text:style-name="T5">Object.create(objeto) </text:span></text:p>
      <text:p text:style-name="P18"/>
      <text:p text:style-name="P6"><text:span text:style-name="T1">defineProperties -</text:span> Define propriedades novas ou modifica propriedades existentes diretamente em um objeto e retorna ele: <text:span text:style-name="T4">Object.defineProperties(objeto, { </text:span><text:span text:style-name="T6">propriedade: { config }, </text:span><text:span text:style-name="T4">}) </text:span></text:p>
      <text:p text:style-name="P4"/>
      <text:p text:style-name="P7"><text:span text:style-name="T1">defineProperty -</text:span> <text:span text:style-name="T8">Define uma nova propriedade ou modifica uma propriedade existente diretamente em um objeto e retorna ele:</text:span></text:p>
      <text:p text:style-name="P13">Object.defineProperty(objeto, ‘propriedade’, { config }) </text:p>
      <text:p text:style-name="P4"/>
      <text:p text:style-name="P8"><text:span text:style-name="T1">freeze -</text:span> Congela um objeto, evitando a adição de novas propriedades e tornando as propriedades existentes não configuraveis, negando qualquer alteração: <text:span text:style-name="T4">Object.freeze(objeto) </text:span></text:p>
      <text:p text:style-name="P4"/>
      <text:p text:style-name="P8"><text:span text:style-name="T1">fromEntries -</text:span> <text:span text:style-name="T9">Transforma uma lista de pares chave-valor em um objeto:</text:span></text:p>
      <text:p text:style-name="P14">Object.fromEntries(alvo) </text:p>
      <text:p text:style-name="P4"/>
      <text:p text:style-name="P9"><text:span text:style-name="T1">getOwnPropertyDescriptor -</text:span> <text:span text:style-name="T10">Retorna um objeto que descreve a configuração de uma propriedade especifica em um determinado objeto: </text:span></text:p>
      <text:p text:style-name="P15">Object.getOwnPropertyDescriptor(objeto, propriedade) </text:p>
      <text:p text:style-name="P4"/>
      <text:p text:style-name="P10"><text:span text:style-name="T1"/></text:p>
      <text:p text:style-name="P10"><text:soft-page-break/><text:span text:style-name="T1">getOwnPropertyDescriptors - </text:span><text:span text:style-name="T11">Retorna todos os descritores d</text:span><text:span text:style-name="T12">e </text:span><text:span text:style-name="T11">propriedade de </text:span><text:span text:style-name="T12">todas as propriedades de</text:span><text:span text:style-name="T11"> um determinado objeto, </text:span><text:span text:style-name="T12">ou seja, Retorna todas as configurações de todas as propriedades de um objeto:</text:span></text:p>
      <text:p text:style-name="P16">Object.getOwnPropertyDescriptors(objeto) </text:p>
      <text:p text:style-name="P4"/>
      <text:p text:style-name="P11"><text:span text:style-name="T1">getOwnPropertyNames -</text:span> Retorna um array de todas as propriedades encontradas diretamente em um determinado objeto: </text:p>
      <text:p text:style-name="P17">Object.getOwnPropertyNames(objeto) </text:p>
      <text:p text:style-name="P17"/>
      <text:h text:style-name="P2" text:outline-level="1">getOwnPropertySymbols - <text:span text:style-name="T13">Retorna um array de tod</text:span><text:span text:style-name="T14">as as propriedades de simbolo encontradas diretamente em um determinado objeto: </text:span></text:h>
      <text:p text:style-name="P19"><text:span text:style-name="T15">Object.getOwnPropertySymbols(objeto) </text:span></text:p>
      <text:p text:style-name="P20"/>
      <text:p text:style-name="P20"><text:span text:style-name="T38">getPrototypeOf -</text:span><text:span text:style-name="T15"> </text:span><text:span text:style-name="T16">Retorna o protótipo (valor da propriedade interna Prototype) do objeto especificado: </text:span><text:span text:style-name="T25">Object.getPrototypeOf(objeto) </text:span></text:p>
      <text:p text:style-name="P20"><text:span text:style-name="T15"/></text:p>
      <text:p text:style-name="P21"><text:span text:style-name="T38">hasOwn -</text:span><text:span text:style-name="T15"> </text:span><text:span text:style-name="T17">Retorna true se o objeto especificado tiver a propriedade indicada como sua própria propriedade ou false se a propriedade for herdada ou não existir: </text:span><text:span text:style-name="T26">Object.hasOwn(objeto, ‘propriedade’) <text:s/></text:span></text:p>
      <text:p text:style-name="P20"><text:span text:style-name="T15"/></text:p>
      <text:p text:style-name="P22"><text:span text:style-name="T38">is -</text:span><text:span text:style-name="T15"> </text:span><text:span text:style-name="T18">Determina se dois valores são o mesmo valor e retorna true ou false: </text:span><text:span text:style-name="T27">Object.is(valor1, valor2) </text:span></text:p>
      <text:p text:style-name="P20"><text:span text:style-name="T15"/></text:p>
      <text:p text:style-name="P23"><text:span text:style-name="T38">isExtensible -</text:span><text:span text:style-name="T15"> Determina se um objeto é extensivel (se pode ter novas propriedades adicionadas a ele) e retorna true ou false: </text:span><text:span text:style-name="T28">Object.isExtensible(objeto) </text:span></text:p>
      <text:p text:style-name="P20"><text:span text:style-name="T15"/></text:p>
      <text:p text:style-name="P24"><text:soft-page-break/><text:span text:style-name="T38">isFrozen -</text:span><text:span text:style-name="T15"> Determina se um objeto esta congelado (se pode ser alterado) e retorna true ou false: </text:span><text:span text:style-name="T28">Object.isFrozen(objeto) </text:span></text:p>
      <text:p text:style-name="P20"><text:span text:style-name="T15"/></text:p>
      <text:p text:style-name="P25"><text:span text:style-name="T38">isPrototypeOf -</text:span><text:span text:style-name="T15"> </text:span><text:span text:style-name="T19">Verifica se um objeto existe na cadeia de prototipos de outro objeto, ou seja, se um objeto esta conectado com outro de alguma forma e retorna true ou false: </text:span><text:span text:style-name="T29">objeto1.prototype</text:span><text:span text:style-name="T30">.isPrototypeOf(</text:span><text:span text:style-name="T29">objeto2</text:span><text:span text:style-name="T30">) </text:span></text:p>
      <text:p text:style-name="P20"><text:span text:style-name="T15"/></text:p>
      <text:p text:style-name="P26"><text:span text:style-name="T38">isSealed -</text:span><text:span text:style-name="T15"> </text:span><text:span text:style-name="T20">Determina se um objeto esta selado e retorna true ou false: </text:span><text:span text:style-name="T31">Object.isSealed(objeto) </text:span></text:p>
      <text:p text:style-name="P20"><text:span text:style-name="T15"/></text:p>
      <text:p text:style-name="P27"><text:span text:style-name="T38">keys -</text:span><text:span text:style-name="T15"> Retorna um array com os nomes das propriedades de um determinado objeto: </text:span><text:span text:style-name="T28">Object.keys(objeto) </text:span></text:p>
      <text:p text:style-name="P20"><text:span text:style-name="T15"/></text:p>
      <text:p text:style-name="P28"><text:span text:style-name="T38">preventExtensions -</text:span><text:span text:style-name="T15"> </text:span><text:span text:style-name="T21">Evita que novas propriedades sejam adicionadas a um determinado objeto e que o prototipo do objeto seja reatribuido: </text:span><text:span text:style-name="T32">Object.preventExtensions(objeto) </text:span></text:p>
      <text:p text:style-name="P20"><text:span text:style-name="T15"/></text:p>
      <text:p text:style-name="P29"><text:span text:style-name="T38">propertyIsEnumerable -</text:span><text:span text:style-name="T15"> </text:span><text:span text:style-name="T22">Retorna um booleano indicando se a propriedade especificada é enumeravel e se é do próprio objeto: </text:span><text:span text:style-name="T33">objeto.propertyIsEnumerable(‘propriedade’) </text:span></text:p>
      <text:p text:style-name="P20"><text:span text:style-name="T15"/></text:p>
      <text:p text:style-name="P30"><text:span text:style-name="T38">seal -</text:span><text:span text:style-name="T15"> Sela o objeto, não permitindo configurar ou remover propriedades, adicionar novas etc. : </text:span><text:span text:style-name="T34">Object.seal(objeto) </text:span></text:p>
      <text:p text:style-name="P31"><text:span text:style-name="T15"/></text:p>
      <text:p text:style-name="P32"><text:span text:style-name="T38">values –</text:span><text:span text:style-name="T15"> Retorna um array com o valor de todas as propriedades de um determinado objeto: </text:span><text:span text:style-name="T35">Object.values(objeto) </text:span></text:p>
      <text:p text:style-name="P33"><text:soft-page-break/><text:span text:style-name="T38">delete -</text:span><text:span text:style-name="T15"> Deleta propriedades de objetos: </text:span><text:span text:style-name="T28">delete objeto.propriedade </text:span></text:p>
      <text:p text:style-name="P33"><text:span text:style-name="T15"/></text:p>
      <text:p text:style-name="P33"><text:span text:style-name="T38">in - </text:span><text:span text:style-name="T15">Verifica se existe uma propriedade em um objeto: <text:s text:c="18"/>‘</text:span><text:span text:style-name="T28">propriedade’ in objeto </text:span></text:p>
      <text:p text:style-name="P20"><text:span text:style-name="T15"/></text:p>
      <text:p text:style-name="P33"><text:span text:style-name="T38">this -</text:span><text:span text:style-name="T15"> Faz referencia ao próprio objeto: </text:span><text:span text:style-name="T28">this.propriedade </text:span></text:p>
      <text:p text:style-name="P34"><text:span text:style-name="T23"/></text:p>
      <text:p text:style-name="P35"><text:span text:style-name="T38">bind -</text:span><text:span text:style-name="T15"> </text:span><text:span text:style-name="T24">Cria uma função que quando chamada tem sua palavra this chave definida com o valor fornecido: </text:span><text:span text:style-name="T37">função.bind(objeto) </text:span></text:p>
      <text:p text:style-name="P34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8:44:30.712473139</meta:creation-date>
    <dc:date>2023-02-09T17:48:47.680331358</dc:date>
    <meta:editing-duration>PT13H34M26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4" meta:paragraph-count="34" meta:word-count="505" meta:character-count="3771" meta:non-whitespace-character-count="3250"/>
  </office:meta>
</office:document-meta>
</file>